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2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76" calcext:value-type="float">
            <text:p>85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36" calcext:value-type="float">
            <text:p>82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31" calcext:value-type="float">
            <text:p>82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88" calcext:value-type="float">
            <text:p>82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11" calcext:value-type="float">
            <text:p>81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64" calcext:value-type="float">
            <text:p>81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25" calcext:value-type="float">
            <text:p>82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" calcext:value-type="float">
            <text:p>81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85" calcext:value-type="float">
            <text:p>81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54" calcext:value-type="float">
            <text:p>81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43" calcext:value-type="float">
            <text:p>82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47" calcext:value-type="float">
            <text:p>82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:.J35])" office:value-type="float" office:value="82.3166666666667" calcext:value-type="float">
            <text:p>82,3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79" calcext:value-type="float">
            <text:p>82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39" calcext:value-type="float">
            <text:p>83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43" calcext:value-type="float">
            <text:p>82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1" calcext:value-type="float">
            <text:p>81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59" calcext:value-type="float">
            <text:p>81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49" calcext:value-type="float">
            <text:p>81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65" calcext:value-type="float">
            <text:p>81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81" calcext:value-type="float">
            <text:p>80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97" calcext:value-type="float">
            <text:p>80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31" calcext:value-type="float">
            <text:p>81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4" calcext:value-type="float">
            <text:p>81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5" calcext:value-type="float">
            <text:p>81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8:.J71])" office:value-type="float" office:value="81.6683333333333" calcext:value-type="float">
            <text:p>81,6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55" calcext:value-type="float">
            <text:p>82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57" calcext:value-type="float">
            <text:p>84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11" calcext:value-type="float">
            <text:p>85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54" calcext:value-type="float">
            <text:p>84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9" calcext:value-type="float">
            <text:p>83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2" calcext:value-type="float">
            <text:p>83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73" calcext:value-type="float">
            <text:p>81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06" calcext:value-type="float">
            <text:p>83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54" calcext:value-type="float">
            <text:p>82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07" calcext:value-type="float">
            <text:p>82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52" calcext:value-type="float">
            <text:p>82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09" calcext:value-type="float">
            <text:p>82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4:.J107])" office:value-type="float" office:value="83.1825" calcext:value-type="float">
            <text:p>83,1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1" calcext:value-type="float">
            <text:p>84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32" calcext:value-type="float">
            <text:p>85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07" calcext:value-type="float">
            <text:p>85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6" calcext:value-type="float">
            <text:p>90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4" calcext:value-type="float">
            <text:p>88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4" calcext:value-type="float">
            <text:p>89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2" calcext:value-type="float">
            <text:p>89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62" calcext:value-type="float">
            <text:p>87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91" calcext:value-type="float">
            <text:p>87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" calcext:value-type="float">
            <text:p>88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0:.J143])" office:value-type="float" office:value="88.0116666666667" calcext:value-type="float">
            <text:p>88,0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43" calcext:value-type="float">
            <text:p>75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94" calcext:value-type="float">
            <text:p>76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83" calcext:value-type="float">
            <text:p>77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31" calcext:value-type="float">
            <text:p>77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25" calcext:value-type="float">
            <text:p>76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13" calcext:value-type="float">
            <text:p>77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58" calcext:value-type="float">
            <text:p>76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03" calcext:value-type="float">
            <text:p>77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47" calcext:value-type="float">
            <text:p>76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33" calcext:value-type="float">
            <text:p>77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44" calcext:value-type="float">
            <text:p>77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74" calcext:value-type="float">
            <text:p>77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46:.J179])" office:value-type="float" office:value="76.9566666666667" calcext:value-type="float">
            <text:p>76,9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97" calcext:value-type="float">
            <text:p>76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78" calcext:value-type="float">
            <text:p>76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43" calcext:value-type="float">
            <text:p>77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36" calcext:value-type="float">
            <text:p>77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85" calcext:value-type="float">
            <text:p>77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69" calcext:value-type="float">
            <text:p>76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62" calcext:value-type="float">
            <text:p>77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12" calcext:value-type="float">
            <text:p>78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68" calcext:value-type="float">
            <text:p>76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83" calcext:value-type="float">
            <text:p>76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74" calcext:value-type="float">
            <text:p>77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82:.J215])" office:value-type="float" office:value="77.3391666666667" calcext:value-type="float">
            <text:p>77,3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87" calcext:value-type="float">
            <text:p>78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84" calcext:value-type="float">
            <text:p>77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6" calcext:value-type="float">
            <text:p>78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6" calcext:value-type="float">
            <text:p>77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33" calcext:value-type="float">
            <text:p>78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24" calcext:value-type="float">
            <text:p>78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31" calcext:value-type="float">
            <text:p>78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58" calcext:value-type="float">
            <text:p>78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72" calcext:value-type="float">
            <text:p>78,7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8.02" calcext:value-type="float">
            <text:p>78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55" calcext:value-type="float">
            <text:p>77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.51" calcext:value-type="float">
            <text:p>77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18:.J251])" office:value-type="float" office:value="78.1808333333333" calcext:value-type="float">
            <text:p>78,1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69" calcext:value-type="float">
            <text:p>79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9.32" calcext:value-type="float">
            <text:p>79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93" calcext:value-type="float">
            <text:p>80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91" calcext:value-type="float">
            <text:p>81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0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0.77" calcext:value-type="float">
            <text:p>80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08" calcext:value-type="float">
            <text:p>82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6" calcext:value-type="float">
            <text:p>81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.26" calcext:value-type="float">
            <text:p>82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43" calcext:value-type="float">
            <text:p>81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75" calcext:value-type="float">
            <text:p>81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2" calcext:value-type="float">
            <text:p>81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.88" calcext:value-type="float">
            <text:p>81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54:.J287])" office:value-type="float" office:value="81.2066666666667" calcext:value-type="float">
            <text:p>81,2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02" calcext:value-type="float">
            <text:p>72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52" calcext:value-type="float">
            <text:p>71,5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46" calcext:value-type="float">
            <text:p>73,4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8" calcext:value-type="float">
            <text:p>73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6" calcext:value-type="float">
            <text:p>73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5" calcext:value-type="float">
            <text:p>73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" calcext:value-type="float">
            <text:p>73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16" calcext:value-type="float">
            <text:p>73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97" calcext:value-type="float">
            <text:p>72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24" calcext:value-type="float">
            <text:p>74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" calcext:value-type="float">
            <text:p>74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75" calcext:value-type="float">
            <text:p>73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290:.J323])" office:value-type="float" office:value="73.2758333333333" calcext:value-type="float">
            <text:p>73,2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5" calcext:value-type="float">
            <text:p>73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01" calcext:value-type="float">
            <text:p>73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56" calcext:value-type="float">
            <text:p>73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86" calcext:value-type="float">
            <text:p>74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1.85" calcext:value-type="float">
            <text:p>71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37" calcext:value-type="float">
            <text:p>72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23" calcext:value-type="float">
            <text:p>72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43" calcext:value-type="float">
            <text:p>72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59" calcext:value-type="float">
            <text:p>72,5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65" calcext:value-type="float">
            <text:p>72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01" calcext:value-type="float">
            <text:p>73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5" calcext:value-type="float">
            <text:p>73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26:.J359])" office:value-type="float" office:value="72.955" calcext:value-type="float">
            <text:p>72,9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2" calcext:value-type="float">
            <text:p>73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23" calcext:value-type="float">
            <text:p>73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93" calcext:value-type="float">
            <text:p>7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25" calcext:value-type="float">
            <text:p>72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5" calcext:value-type="float">
            <text:p>73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8" calcext:value-type="float">
            <text:p>72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03" calcext:value-type="float">
            <text:p>74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" calcext:value-type="float">
            <text:p>73,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6" calcext:value-type="float">
            <text:p>74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27" calcext:value-type="float">
            <text:p>74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" calcext:value-type="float">
            <text:p>74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31" calcext:value-type="float">
            <text:p>74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62:.J395])" office:value-type="float" office:value="73.5875" calcext:value-type="float">
            <text:p>73,5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8" calcext:value-type="float">
            <text:p>74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.09" calcext:value-type="float">
            <text:p>76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77" calcext:value-type="float">
            <text:p>75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66" calcext:value-type="float">
            <text:p>75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73" calcext:value-type="float">
            <text:p>75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92" calcext:value-type="float">
            <text:p>75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06" calcext:value-type="float">
            <text:p>75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55" calcext:value-type="float">
            <text:p>75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25" calcext:value-type="float">
            <text:p>74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64" calcext:value-type="float">
            <text:p>74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15" calcext:value-type="float">
            <text:p>75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.81" calcext:value-type="float">
            <text:p>75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398:.J431])" office:value-type="float" office:value="75.3691666666667" calcext:value-type="float">
            <text:p>75,3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19" calcext:value-type="float">
            <text:p>66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67" calcext:value-type="float">
            <text:p>67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47" calcext:value-type="float">
            <text:p>67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49" calcext:value-type="float">
            <text:p>67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1" calcext:value-type="float">
            <text:p>67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28" calcext:value-type="float">
            <text:p>67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21" calcext:value-type="float">
            <text:p>66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81" calcext:value-type="float">
            <text:p>66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5" calcext:value-type="float">
            <text:p>67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4" calcext:value-type="float">
            <text:p>67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85" calcext:value-type="float">
            <text:p>66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16" calcext:value-type="float">
            <text:p>67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434:.J467])" office:value-type="float" office:value="67.0941666666667" calcext:value-type="float">
            <text:p>67,0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16" calcext:value-type="float">
            <text:p>68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53" calcext:value-type="float">
            <text:p>70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9" calcext:value-type="float">
            <text:p>69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19" calcext:value-type="float">
            <text:p>70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8" calcext:value-type="float">
            <text:p>69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99" calcext:value-type="float">
            <text:p>69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76" calcext:value-type="float">
            <text:p>69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8" calcext:value-type="float">
            <text:p>70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77" calcext:value-type="float">
            <text:p>69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3" calcext:value-type="float">
            <text:p>69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2" calcext:value-type="float">
            <text:p>70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89" calcext:value-type="float">
            <text:p>69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470:.J503])" office:value-type="float" office:value="69.8666666666667" calcext:value-type="float">
            <text:p>69,8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91" calcext:value-type="float">
            <text:p>69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89" calcext:value-type="float">
            <text:p>70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02" calcext:value-type="float">
            <text:p>70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14" calcext:value-type="float">
            <text:p>70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.4" calcext:value-type="float">
            <text:p>70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91" calcext:value-type="float">
            <text:p>67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4" calcext:value-type="float">
            <text:p>67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05" calcext:value-type="float">
            <text:p>68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37" calcext:value-type="float">
            <text:p>67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62" calcext:value-type="float">
            <text:p>67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06" calcext:value-type="float">
            <text:p>68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64" calcext:value-type="float">
            <text:p>67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06:.J539])" office:value-type="float" office:value="68.7841666666667" calcext:value-type="float">
            <text:p>68,7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6" calcext:value-type="float">
            <text:p>69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28" calcext:value-type="float">
            <text:p>68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67" calcext:value-type="float">
            <text:p>69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1" calcext:value-type="float">
            <text:p>69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07" calcext:value-type="float">
            <text:p>69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3" calcext:value-type="float">
            <text:p>68,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4" calcext:value-type="float">
            <text:p>68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8" calcext:value-type="float">
            <text:p>68,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15" calcext:value-type="float">
            <text:p>68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9" calcext:value-type="float">
            <text:p>67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9.55" calcext:value-type="float">
            <text:p>69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04" calcext:value-type="float">
            <text:p>72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42:.J575])" office:value-type="float" office:value="69.1025" calcext:value-type="float">
            <text:p>69,1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84" calcext:value-type="float">
            <text:p>66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87" calcext:value-type="float">
            <text:p>66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23" calcext:value-type="float">
            <text:p>67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57" calcext:value-type="float">
            <text:p>66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58" calcext:value-type="float">
            <text:p>66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04" calcext:value-type="float">
            <text:p>67,0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15" calcext:value-type="float">
            <text:p>67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61" calcext:value-type="float">
            <text:p>66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98" calcext:value-type="float">
            <text:p>66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88" calcext:value-type="float">
            <text:p>66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82" calcext:value-type="float">
            <text:p>66,8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97" calcext:value-type="float">
            <text:p>66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578:.J611])" office:value-type="float" office:value="66.8783333333333" calcext:value-type="float">
            <text:p>66,8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8.28" calcext:value-type="float">
            <text:p>68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19" calcext:value-type="float">
            <text:p>67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68" calcext:value-type="float">
            <text:p>66,6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07" calcext:value-type="float">
            <text:p>67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03" calcext:value-type="float">
            <text:p>67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6.95" calcext:value-type="float">
            <text:p>66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4" calcext:value-type="float">
            <text:p>67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4" calcext:value-type="float">
            <text:p>63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8" calcext:value-type="float">
            <text:p>64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1" calcext:value-type="float">
            <text:p>63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49" calcext:value-type="float">
            <text:p>63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44" calcext:value-type="float">
            <text:p>63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14:.J647])" office:value-type="float" office:value="65.7883333333333" calcext:value-type="float">
            <text:p>65,7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3" calcext:value-type="float">
            <text:p>64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48" calcext:value-type="float">
            <text:p>63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3" calcext:value-type="float">
            <text:p>63,7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65" calcext:value-type="float">
            <text:p>63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6" calcext:value-type="float">
            <text:p>63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" calcext:value-type="float">
            <text:p>63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2" calcext:value-type="float">
            <text:p>63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98" calcext:value-type="float">
            <text:p>62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54" calcext:value-type="float">
            <text:p>63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1" calcext:value-type="float">
            <text:p>63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7" calcext:value-type="float">
            <text:p>64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7" calcext:value-type="float">
            <text:p>64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50:.J683])" office:value-type="float" office:value="63.7283333333333" calcext:value-type="float">
            <text:p>63,7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5" calcext:value-type="float">
            <text:p>63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3" calcext:value-type="float">
            <text:p>64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2" calcext:value-type="float">
            <text:p>64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3" calcext:value-type="float">
            <text:p>64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55" calcext:value-type="float">
            <text:p>64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77" calcext:value-type="float">
            <text:p>67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69" calcext:value-type="float">
            <text:p>67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28" calcext:value-type="float">
            <text:p>67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89" calcext:value-type="float">
            <text:p>67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81" calcext:value-type="float">
            <text:p>67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26" calcext:value-type="float">
            <text:p>67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3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7.77" calcext:value-type="float">
            <text:p>67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686:.J719])" office:value-type="float" office:value="66.2041666666667" calcext:value-type="float">
            <text:p>66,2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81" calcext:value-type="float">
            <text:p>64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6" calcext:value-type="float">
            <text:p>64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2" calcext:value-type="float">
            <text:p>64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86" calcext:value-type="float">
            <text:p>63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1" calcext:value-type="float">
            <text:p>64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4" calcext:value-type="float">
            <text:p>64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3" calcext:value-type="float">
            <text:p>64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38" calcext:value-type="float">
            <text:p>64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7" calcext:value-type="float">
            <text:p>64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6" calcext:value-type="float">
            <text:p>64,2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13" calcext:value-type="float">
            <text:p>64,1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9" calcext:value-type="float">
            <text:p>64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22:.J755])" office:value-type="float" office:value="64.2883333333333" calcext:value-type="float">
            <text:p>64,2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66" calcext:value-type="float">
            <text:p>64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03" calcext:value-type="float">
            <text:p>64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98" calcext:value-type="float">
            <text:p>63,9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4" calcext:value-type="float">
            <text:p>64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47" calcext:value-type="float">
            <text:p>64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.24" calcext:value-type="float">
            <text:p>64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05" calcext:value-type="float">
            <text:p>63,0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15" calcext:value-type="float">
            <text:p>60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39" calcext:value-type="float">
            <text:p>60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76" calcext:value-type="float">
            <text:p>59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4" calcext:value-type="float">
            <text:p>60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28" calcext:value-type="float">
            <text:p>60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58:.J791])" office:value-type="float" office:value="62.4708333333333" calcext:value-type="float">
            <text:p>62,4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1.07" calcext:value-type="float">
            <text:p>61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93" calcext:value-type="float">
            <text:p>59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22" calcext:value-type="float">
            <text:p>60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15" calcext:value-type="float">
            <text:p>60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91" calcext:value-type="float">
            <text:p>59,9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62" calcext:value-type="float">
            <text:p>60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42" calcext:value-type="float">
            <text:p>60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54" calcext:value-type="float">
            <text:p>60,5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28" calcext:value-type="float">
            <text:p>60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94" calcext:value-type="float">
            <text:p>59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29" calcext:value-type="float">
            <text:p>60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31" calcext:value-type="float">
            <text:p>60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794:.J827])" office:value-type="float" office:value="60.3066666666667" calcext:value-type="float">
            <text:p>60,3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4" calcext:value-type="float">
            <text:p>60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86" calcext:value-type="float">
            <text:p>60,8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35" calcext:value-type="float">
            <text:p>60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49" calcext:value-type="float">
            <text:p>60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43" calcext:value-type="float">
            <text:p>60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57" calcext:value-type="float">
            <text:p>60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61" calcext:value-type="float">
            <text:p>60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51" calcext:value-type="float">
            <text:p>60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2" calcext:value-type="float">
            <text:p>60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43" calcext:value-type="float">
            <text:p>60,4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.56" calcext:value-type="float">
            <text:p>60,5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96" calcext:value-type="float">
            <text:p>59,9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830:.J863])" office:value-type="float" office:value="60.4475" calcext:value-type="float">
            <text:p>60,4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23" calcext:value-type="float">
            <text:p>58,2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47" calcext:value-type="float">
            <text:p>62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4" calcext:value-type="float">
            <text:p>62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78" calcext:value-type="float">
            <text:p>62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22" calcext:value-type="float">
            <text:p>63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94" calcext:value-type="float">
            <text:p>62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47" calcext:value-type="float">
            <text:p>62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07" calcext:value-type="float">
            <text:p>63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75" calcext:value-type="float">
            <text:p>62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02" calcext:value-type="float">
            <text:p>63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89" calcext:value-type="float">
            <text:p>62,8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866:.J899])" office:value-type="float" office:value="62.4366666666667" calcext:value-type="float">
            <text:p>62,4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99" calcext:value-type="float">
            <text:p>62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92" calcext:value-type="float">
            <text:p>62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49" calcext:value-type="float">
            <text:p>63,4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74" calcext:value-type="float">
            <text:p>62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02" calcext:value-type="float">
            <text:p>63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81" calcext:value-type="float">
            <text:p>62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57" calcext:value-type="float">
            <text:p>63,5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99" calcext:value-type="float">
            <text:p>62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06" calcext:value-type="float">
            <text:p>63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7" calcext:value-type="float">
            <text:p>63,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92" calcext:value-type="float">
            <text:p>62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75" calcext:value-type="float">
            <text:p>62,7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02:.J935])" office:value-type="float" office:value="63.08" calcext:value-type="float">
            <text:p>63,0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94" calcext:value-type="float">
            <text:p>62,9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16" calcext:value-type="float">
            <text:p>63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79" calcext:value-type="float">
            <text:p>62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93" calcext:value-type="float">
            <text:p>6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63" calcext:value-type="float">
            <text:p>62,6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48" calcext:value-type="float">
            <text:p>62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2.4" calcext:value-type="float">
            <text:p>62,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2" calcext:value-type="float">
            <text:p>63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12" calcext:value-type="float">
            <text:p>63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2" calcext:value-type="float">
            <text:p>63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32" calcext:value-type="float">
            <text:p>63,3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4 Max_FPS</text:p>
          </table:table-cell>
          <table:table-cell office:value-type="string" calcext:value-type="string">
            <text:p><text:s/>16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.07" calcext:value-type="float">
            <text:p>63,0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38:.J971])" office:value-type="float" office:value="62.9366666666667" calcext:value-type="float">
            <text:p>62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19" calcext:value-type="float">
            <text:p>59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83" calcext:value-type="float">
            <text:p>58,8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95" calcext:value-type="float">
            <text:p>58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11" calcext:value-type="float">
            <text:p>59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21" calcext:value-type="float">
            <text:p>59,2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84" calcext:value-type="float">
            <text:p>58,8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5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81" calcext:value-type="float">
            <text:p>58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74" calcext:value-type="float">
            <text:p>58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85" calcext:value-type="float">
            <text:p>58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85" calcext:value-type="float">
            <text:p>58,8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6 Max_FPS</text:p>
          </table:table-cell>
          <table:table-cell office:value-type="string" calcext:value-type="string">
            <text:p><text:s/>1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.9" calcext:value-type="float">
            <text:p>58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974:.J1007])" office:value-type="float" office:value="58.9675" calcext:value-type="float">
            <text:p>58,9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2.27" calcext:value-type="float">
            <text:p>1202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3.03" calcext:value-type="float">
            <text:p>1233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1.16" calcext:value-type="float">
            <text:p>1241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6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6.29" calcext:value-type="float">
            <text:p>1216,2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2.09" calcext:value-type="float">
            <text:p>1202,0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0.24" calcext:value-type="float">
            <text:p>1220,2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1.67" calcext:value-type="float">
            <text:p>1241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0.97" calcext:value-type="float">
            <text:p>1220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2.77" calcext:value-type="float">
            <text:p>1202,7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2.41" calcext:value-type="float">
            <text:p>1212,4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8.66" calcext:value-type="float">
            <text:p>1248,6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4.74" calcext:value-type="float">
            <text:p>1234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10:.J1043])" office:value-type="float" office:value="1223.025" calcext:value-type="float">
            <text:p>1.223,0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0.2" calcext:value-type="float">
            <text:p>860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2.02" calcext:value-type="float">
            <text:p>862,0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2.87" calcext:value-type="float">
            <text:p>872,8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6.45" calcext:value-type="float">
            <text:p>886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4.55" calcext:value-type="float">
            <text:p>894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7.14" calcext:value-type="float">
            <text:p>867,1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3.01" calcext:value-type="float">
            <text:p>863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3.76" calcext:value-type="float">
            <text:p>863,7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5.79" calcext:value-type="float">
            <text:p>885,7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7.44" calcext:value-type="float">
            <text:p>887,4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3.53" calcext:value-type="float">
            <text:p>893,5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1.55" calcext:value-type="float">
            <text:p>861,5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46:.J1079])" office:value-type="float" office:value="874.859166666667" calcext:value-type="float">
            <text:p>874,8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6.36" calcext:value-type="float">
            <text:p>586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3.42" calcext:value-type="float">
            <text:p>583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0.95" calcext:value-type="float">
            <text:p>590,9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0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02.18" calcext:value-type="float">
            <text:p>602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6.17" calcext:value-type="float">
            <text:p>596,1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9.47" calcext:value-type="float">
            <text:p>599,4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8.25" calcext:value-type="float">
            <text:p>598,2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5.2" calcext:value-type="float">
            <text:p>585,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3.08" calcext:value-type="float">
            <text:p>583,0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4.61" calcext:value-type="float">
            <text:p>584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8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88.38" calcext:value-type="float">
            <text:p>588,3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59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595.42" calcext:value-type="float">
            <text:p>595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082:.J1115])" office:value-type="float" office:value="591.124166666667" calcext:value-type="float">
            <text:p>591,1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2.93" calcext:value-type="float">
            <text:p>372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5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5.11" calcext:value-type="float">
            <text:p>375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4.93" calcext:value-type="float">
            <text:p>374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4.39" calcext:value-type="float">
            <text:p>374,3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1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1.31" calcext:value-type="float">
            <text:p>371,3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8.97" calcext:value-type="float">
            <text:p>368,9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0.01" calcext:value-type="float">
            <text:p>370,0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1.37" calcext:value-type="float">
            <text:p>371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9.81" calcext:value-type="float">
            <text:p>369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9.67" calcext:value-type="float">
            <text:p>369,6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6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69.27" calcext:value-type="float">
            <text:p>369,2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37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374.81" calcext:value-type="float">
            <text:p>374,8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18:.J1151])" office:value-type="float" office:value="371.881666666667" calcext:value-type="float">
            <text:p>371,8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03" calcext:value-type="float">
            <text:p>211,0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92" calcext:value-type="float">
            <text:p>211,9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9.51" calcext:value-type="float">
            <text:p>209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5" calcext:value-type="float">
            <text:p>210,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42" calcext:value-type="float">
            <text:p>211,4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35" calcext:value-type="float">
            <text:p>211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9.93" calcext:value-type="float">
            <text:p>209,93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1" calcext:value-type="float">
            <text:p>211,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69" calcext:value-type="float">
            <text:p>212,6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48" calcext:value-type="float">
            <text:p>214,4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61" calcext:value-type="float">
            <text:p>213,6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64" calcext:value-type="float">
            <text:p>213,6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54:.J1187])" office:value-type="float" office:value="211.765" calcext:value-type="float">
            <text:p>211,7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8" calcext:value-type="float">
            <text:p>114,1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5" calcext:value-type="float">
            <text:p>113,4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5" calcext:value-type="float">
            <text:p>112,6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51" calcext:value-type="float">
            <text:p>111,5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6" calcext:value-type="float">
            <text:p>112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78" calcext:value-type="float">
            <text:p>112,7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8" calcext:value-type="float">
            <text:p>110,2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74" calcext:value-type="float">
            <text:p>113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06" calcext:value-type="float">
            <text:p>112,0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12" calcext:value-type="float">
            <text:p>115,1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6" calcext:value-type="float">
            <text:p>113,1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9" calcext:value-type="float">
            <text:p>111,9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190:.J1223])" office:value-type="float" office:value="112.773333333333" calcext:value-type="float">
            <text:p>112,7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15" calcext:value-type="float">
            <text:p>72,1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.11" calcext:value-type="float">
            <text:p>74,11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22" calcext:value-type="float">
            <text:p>73,2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88" calcext:value-type="float">
            <text:p>72,8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74" calcext:value-type="float">
            <text:p>72,74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5" calcext:value-type="float">
            <text:p>73,35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6" calcext:value-type="float">
            <text:p>73,36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9" calcext:value-type="float">
            <text:p>72,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62" calcext:value-type="float">
            <text:p>73,62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.58" calcext:value-type="float">
            <text:p>72,58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19" calcext:value-type="float">
            <text:p>73,19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2 Max_FPS</text:p>
          </table:table-cell>
          <table:table-cell office:value-type="string" calcext:value-type="string">
            <text:p><text:s/>1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.37" calcext:value-type="float">
            <text:p>73,37</text:p>
          </table:table-cell>
          <table:table-cell office:value-type="string" calcext:value-type="string">
            <text:p><text:s/>BatchSize</text:p>
          </table:table-cell>
          <table:table-cell office:value-type="float" office:value="4" calcext:value-type="float">
            <text:p>4</text:p>
          </table:table-cell>
          <table:table-cell table:formula="of:=AVERAGE([.J1226:.J1259])" office:value-type="float" office:value="73.1225" calcext:value-type="float">
            <text:p>73,12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41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045cm" svg:y="0.143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054cm" svg:y="10.099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6.981cm" svg:y="19.951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ce8"/>
        <table:table-column table:style-name="co11" table:default-cell-style-name="ce16"/>
        <table:table-column table:style-name="co11" table:default-cell-style-name="ce24"/>
        <table:table-column table:style-name="co11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58.97" calcext:value-type="float">
            <text:p>58,97</text:p>
          </table:table-cell>
          <table:table-cell table:style-name="ce19" office:value-type="float" office:value="62.94" calcext:value-type="float">
            <text:p>62,94</text:p>
          </table:table-cell>
          <table:table-cell table:style-name="ce19" office:value-type="float" office:value="63.08" calcext:value-type="float">
            <text:p>63,08</text:p>
          </table:table-cell>
          <table:table-cell table:style-name="ce26" office:value-type="float" office:value="62.44" calcext:value-type="float">
            <text:p>62,44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60.45" calcext:value-type="float">
            <text:p>60,45</text:p>
          </table:table-cell>
          <table:table-cell table:style-name="ce20" office:value-type="float" office:value="60.31" calcext:value-type="float">
            <text:p>60,31</text:p>
          </table:table-cell>
          <table:table-cell table:style-name="ce20" office:value-type="float" office:value="62.47" calcext:value-type="float">
            <text:p>62,47</text:p>
          </table:table-cell>
          <table:table-cell table:style-name="ce27" office:value-type="float" office:value="64.29" calcext:value-type="float">
            <text:p>64,29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66.2" calcext:value-type="float">
            <text:p>66,20</text:p>
          </table:table-cell>
          <table:table-cell table:style-name="ce20" office:value-type="float" office:value="63.73" calcext:value-type="float">
            <text:p>63,73</text:p>
          </table:table-cell>
          <table:table-cell table:style-name="ce20" office:value-type="float" office:value="65.79" calcext:value-type="float">
            <text:p>65,79</text:p>
          </table:table-cell>
          <table:table-cell table:style-name="ce27" office:value-type="float" office:value="66.88" calcext:value-type="float">
            <text:p>66,88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69.1" calcext:value-type="float">
            <text:p>69,10</text:p>
          </table:table-cell>
          <table:table-cell table:style-name="ce20" office:value-type="float" office:value="68.78" calcext:value-type="float">
            <text:p>68,78</text:p>
          </table:table-cell>
          <table:table-cell table:style-name="ce20" office:value-type="float" office:value="69.87" calcext:value-type="float">
            <text:p>69,87</text:p>
          </table:table-cell>
          <table:table-cell table:style-name="ce27" office:value-type="float" office:value="67.09" calcext:value-type="float">
            <text:p>67,09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75.37" calcext:value-type="float">
            <text:p>75,37</text:p>
          </table:table-cell>
          <table:table-cell table:style-name="ce20" office:value-type="float" office:value="73.59" calcext:value-type="float">
            <text:p>73,59</text:p>
          </table:table-cell>
          <table:table-cell table:style-name="ce20" office:value-type="float" office:value="72.96" calcext:value-type="float">
            <text:p>72,96</text:p>
          </table:table-cell>
          <table:table-cell table:style-name="ce27" office:value-type="float" office:value="73.28" calcext:value-type="float">
            <text:p>73,28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81.21" calcext:value-type="float">
            <text:p>81,21</text:p>
          </table:table-cell>
          <table:table-cell table:style-name="ce20" office:value-type="float" office:value="78.18" calcext:value-type="float">
            <text:p>78,18</text:p>
          </table:table-cell>
          <table:table-cell table:style-name="ce20" office:value-type="float" office:value="77.34" calcext:value-type="float">
            <text:p>77,34</text:p>
          </table:table-cell>
          <table:table-cell table:style-name="ce27" office:value-type="float" office:value="76.96" calcext:value-type="float">
            <text:p>76,96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88.01" calcext:value-type="float">
            <text:p>88,01</text:p>
          </table:table-cell>
          <table:table-cell table:style-name="ce21" office:value-type="float" office:value="83.18" calcext:value-type="float">
            <text:p>83,18</text:p>
          </table:table-cell>
          <table:table-cell table:style-name="ce21" office:value-type="float" office:value="81.67" calcext:value-type="float">
            <text:p>81,67</text:p>
          </table:table-cell>
          <table:table-cell table:style-name="ce28" office:value-type="float" office:value="82.32" calcext:value-type="float">
            <text:p>82,32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82.32" calcext:value-type="float">
            <text:p>82,3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81.67" calcext:value-type="float">
            <text:p>81,6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83.18" calcext:value-type="float">
            <text:p>83,1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88.01" calcext:value-type="float">
            <text:p>88,01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76.96" calcext:value-type="float">
            <text:p>76,9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77.34" calcext:value-type="float">
            <text:p>77,3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78.18" calcext:value-type="float">
            <text:p>78,1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81.21" calcext:value-type="float">
            <text:p>81,2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73.28" calcext:value-type="float">
            <text:p>73,2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72.96" calcext:value-type="float">
            <text:p>72,9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73.59" calcext:value-type="float">
            <text:p>73,59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75.37" calcext:value-type="float">
            <text:p>75,37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67.09" calcext:value-type="float">
            <text:p>67,09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56130235713074" calcext:value-type="float">
            <text:p>1,56</text:p>
          </table:table-cell>
          <table:table-cell table:style-name="ce19" table:formula="of:=[.F26]/[.E2]" office:value-type="float" office:value="1.4628217349857" calcext:value-type="float">
            <text:p>1,46</text:p>
          </table:table-cell>
          <table:table-cell table:style-name="ce19" table:formula="of:=[.F26]/[.F2]" office:value-type="float" office:value="1.45957514267597" calcext:value-type="float">
            <text:p>1,46</text:p>
          </table:table-cell>
          <table:table-cell table:style-name="ce26" table:formula="of:=[.F26]/[.G2]" office:value-type="float" office:value="1.47453555413197" calcext:value-type="float">
            <text:p>1,4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69.87" calcext:value-type="float">
            <text:p>69,87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2.09247311827957" calcext:value-type="float">
            <text:p>2,09</text:p>
          </table:table-cell>
          <table:table-cell table:style-name="ce20" table:formula="of:=[.F27]/[.E3]" office:value-type="float" office:value="2.09733045929365" calcext:value-type="float">
            <text:p>2,10</text:p>
          </table:table-cell>
          <table:table-cell table:style-name="ce20" table:formula="of:=[.F27]/[.F3]" office:value-type="float" office:value="2.02481190971666" calcext:value-type="float">
            <text:p>2,02</text:p>
          </table:table-cell>
          <table:table-cell table:style-name="ce27" table:formula="of:=[.F27]/[.G3]" office:value-type="float" office:value="1.96749105615181" calcext:value-type="float">
            <text:p>1,9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68.78" calcext:value-type="float">
            <text:p>68,78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3.43625377643505" calcext:value-type="float">
            <text:p>3,44</text:p>
          </table:table-cell>
          <table:table-cell table:style-name="ce20" table:formula="of:=[.F28]/[.E4]" office:value-type="float" office:value="3.5694335477797" calcext:value-type="float">
            <text:p>3,57</text:p>
          </table:table-cell>
          <table:table-cell table:style-name="ce20" table:formula="of:=[.F28]/[.F4]" office:value-type="float" office:value="3.45766833865329" calcext:value-type="float">
            <text:p>3,46</text:p>
          </table:table-cell>
          <table:table-cell table:style-name="ce27" table:formula="of:=[.F28]/[.G4]" office:value-type="float" office:value="3.40131578947368" calcext:value-type="float">
            <text:p>3,4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69.1" calcext:value-type="float">
            <text:p>69,10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5.61273516642547" calcext:value-type="float">
            <text:p>5,61</text:p>
          </table:table-cell>
          <table:table-cell table:style-name="ce20" table:formula="of:=[.F29]/[.E5]" office:value-type="float" office:value="5.63884850247165" calcext:value-type="float">
            <text:p>5,64</text:p>
          </table:table-cell>
          <table:table-cell table:style-name="ce20" table:formula="of:=[.F29]/[.F5]" office:value-type="float" office:value="5.55088020609704" calcext:value-type="float">
            <text:p>5,55</text:p>
          </table:table-cell>
          <table:table-cell table:style-name="ce27" table:formula="of:=[.F29]/[.G5]" office:value-type="float" office:value="5.78089133999106" calcext:value-type="float">
            <text:p>5,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66.88" calcext:value-type="float">
            <text:p>66,88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8.08000530715139" calcext:value-type="float">
            <text:p>8,08</text:p>
          </table:table-cell>
          <table:table-cell table:style-name="ce20" table:formula="of:=[.F30]/[.E6]" office:value-type="float" office:value="8.27544503329257" calcext:value-type="float">
            <text:p>8,28</text:p>
          </table:table-cell>
          <table:table-cell table:style-name="ce20" table:formula="of:=[.F30]/[.F6]" office:value-type="float" office:value="8.3469024122807" calcext:value-type="float">
            <text:p>8,35</text:p>
          </table:table-cell>
          <table:table-cell table:style-name="ce27" table:formula="of:=[.F30]/[.G6]" office:value-type="float" office:value="8.31045305676856" calcext:value-type="float">
            <text:p>8,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65.79" calcext:value-type="float">
            <text:p>65,79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10.9784509296885" calcext:value-type="float">
            <text:p>10,98</text:p>
          </table:table-cell>
          <table:table-cell table:style-name="ce20" table:formula="of:=[.F31]/[.E7]" office:value-type="float" office:value="11.4039396265029" calcext:value-type="float">
            <text:p>11,40</text:p>
          </table:table-cell>
          <table:table-cell table:style-name="ce20" table:formula="of:=[.F31]/[.F7]" office:value-type="float" office:value="11.5277993276442" calcext:value-type="float">
            <text:p>11,53</text:p>
          </table:table-cell>
          <table:table-cell table:style-name="ce27" table:formula="of:=[.F31]/[.G7]" office:value-type="float" office:value="11.5847193347193" calcext:value-type="float">
            <text:p>11,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63.73" calcext:value-type="float">
            <text:p>63,73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4.0843086012953" calcext:value-type="float">
            <text:p>14,08</text:p>
          </table:table-cell>
          <table:table-cell table:style-name="ce21" table:formula="of:=[.F32]/[.E8]" office:value-type="float" office:value="14.902139937485" calcext:value-type="float">
            <text:p>14,90</text:p>
          </table:table-cell>
          <table:table-cell table:style-name="ce21" table:formula="of:=[.F32]/[.F8]" office:value-type="float" office:value="15.1776662177054" calcext:value-type="float">
            <text:p>15,18</text:p>
          </table:table-cell>
          <table:table-cell table:style-name="ce28" table:formula="of:=[.F32]/[.G8]" office:value-type="float" office:value="15.0578231292517" calcext:value-type="float">
            <text:p>15,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66.2" calcext:value-type="float">
            <text:p>66,2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64.29" calcext:value-type="float">
            <text:p>64,2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62.47" calcext:value-type="float">
            <text:p>62,4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60.31" calcext:value-type="float">
            <text:p>60,3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60.45" calcext:value-type="float">
            <text:p>60,4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2.44" calcext:value-type="float">
            <text:p>62,4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3.08" calcext:value-type="float">
            <text:p>63,0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2.94" calcext:value-type="float">
            <text:p>62,9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8.97" calcext:value-type="float">
            <text:p>58,9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223.02" calcext:value-type="float">
            <text:p>1223,02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874.86" calcext:value-type="float">
            <text:p>874,86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780651178565372" calcext:value-type="float">
            <text:p>0,78</text:p>
          </table:table-cell>
          <table:table-cell table:style-name="ce19" table:formula="of:=[.I26]/[.I49]" office:value-type="float" office:value="0.365705433746425" calcext:value-type="float">
            <text:p>0,37</text:p>
          </table:table-cell>
          <table:table-cell table:style-name="ce19" table:formula="of:=[.J26]/[.J49]" office:value-type="float" office:value="0.243262523779328" calcext:value-type="float">
            <text:p>0,24</text:p>
          </table:table-cell>
          <table:table-cell table:style-name="ce26" table:formula="of:=[.K26]/[.K49]" office:value-type="float" office:value="0.184316944266496" calcext:value-type="float">
            <text:p>0,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591.12" calcext:value-type="float">
            <text:p>591,12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1.04623655913978" calcext:value-type="float">
            <text:p>1,05</text:p>
          </table:table-cell>
          <table:table-cell table:style-name="ce20" table:formula="of:=[.I27]/[.I49]" office:value-type="float" office:value="0.524332614823412" calcext:value-type="float">
            <text:p>0,52</text:p>
          </table:table-cell>
          <table:table-cell table:style-name="ce20" table:formula="of:=[.J27]/[.J49]" office:value-type="float" office:value="0.337468651619444" calcext:value-type="float">
            <text:p>0,34</text:p>
          </table:table-cell>
          <table:table-cell table:style-name="ce27" table:formula="of:=[.K27]/[.K49]" office:value-type="float" office:value="0.245936382018976" calcext:value-type="float">
            <text:p>0,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371.88" calcext:value-type="float">
            <text:p>371,88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71812688821752" calcext:value-type="float">
            <text:p>1,72</text:p>
          </table:table-cell>
          <table:table-cell table:style-name="ce20" table:formula="of:=[.I28]/[.I49]" office:value-type="float" office:value="0.892358386944924" calcext:value-type="float">
            <text:p>0,89</text:p>
          </table:table-cell>
          <table:table-cell table:style-name="ce20" table:formula="of:=[.J28]/[.J49]" office:value-type="float" office:value="0.576278056442215" calcext:value-type="float">
            <text:p>0,58</text:p>
          </table:table-cell>
          <table:table-cell table:style-name="ce27" table:formula="of:=[.K28]/[.K49]" office:value-type="float" office:value="0.425164473684211" calcext:value-type="float">
            <text:p>0,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11.77" calcext:value-type="float">
            <text:p>211,77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80636758321274" calcext:value-type="float">
            <text:p>2,81</text:p>
          </table:table-cell>
          <table:table-cell table:style-name="ce20" table:formula="of:=[.I29]/[.I49]" office:value-type="float" office:value="1.40971212561791" calcext:value-type="float">
            <text:p>1,41</text:p>
          </table:table-cell>
          <table:table-cell table:style-name="ce20" table:formula="of:=[.J29]/[.J49]" office:value-type="float" office:value="0.925146701016173" calcext:value-type="float">
            <text:p>0,93</text:p>
          </table:table-cell>
          <table:table-cell table:style-name="ce27" table:formula="of:=[.K29]/[.K49]" office:value-type="float" office:value="0.722611417498882" calcext:value-type="float">
            <text:p>0,7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112.77" calcext:value-type="float">
            <text:p>112,77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4.04000265357569" calcext:value-type="float">
            <text:p>4,04</text:p>
          </table:table-cell>
          <table:table-cell table:style-name="ce20" table:formula="of:=[.I30]/[.I49]" office:value-type="float" office:value="2.06886125832314" calcext:value-type="float">
            <text:p>2,07</text:p>
          </table:table-cell>
          <table:table-cell table:style-name="ce20" table:formula="of:=[.J30]/[.J49]" office:value-type="float" office:value="1.39115040204678" calcext:value-type="float">
            <text:p>1,39</text:p>
          </table:table-cell>
          <table:table-cell table:style-name="ce27" table:formula="of:=[.K30]/[.K49]" office:value-type="float" office:value="1.03880663209607" calcext:value-type="float">
            <text:p>1,04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73.12" calcext:value-type="float">
            <text:p>73,12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5.48922546484423" calcext:value-type="float">
            <text:p>5,49</text:p>
          </table:table-cell>
          <table:table-cell table:style-name="ce20" table:formula="of:=[.I31]/[.I49]" office:value-type="float" office:value="2.85098490662574" calcext:value-type="float">
            <text:p>2,85</text:p>
          </table:table-cell>
          <table:table-cell table:style-name="ce20" table:formula="of:=[.J31]/[.J49]" office:value-type="float" office:value="1.92129988794069" calcext:value-type="float">
            <text:p>1,92</text:p>
          </table:table-cell>
          <table:table-cell table:style-name="ce27" table:formula="of:=[.K31]/[.K49]" office:value-type="float" office:value="1.44808991683992" calcext:value-type="float">
            <text:p>1,45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7.04215430064765" calcext:value-type="float">
            <text:p>7,04</text:p>
          </table:table-cell>
          <table:table-cell table:style-name="ce21" table:formula="of:=[.I32]/[.I49]" office:value-type="float" office:value="3.72553498437124" calcext:value-type="float">
            <text:p>3,73</text:p>
          </table:table-cell>
          <table:table-cell table:style-name="ce21" table:formula="of:=[.J32]/[.J49]" office:value-type="float" office:value="2.52961103628423" calcext:value-type="float">
            <text:p>2,53</text:p>
          </table:table-cell>
          <table:table-cell table:style-name="ce28" table:formula="of:=[.K32]/[.K49]" office:value-type="float" office:value="1.88222789115646" calcext:value-type="float">
            <text:p>1,88</text:p>
          </table:table-cell>
        </table:table-row>
      </table:table>
      <table:named-expressions/>
      <table:database-ranges>
        <table:database-range table:name="__Anonymous_Sheet_DB__0" table:target-range-address="output_FN.B1:output_FN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1:07:24.6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1:13:16.288000000</dc:date>
    <meta:editing-duration>PT5M49S</meta:editing-duration>
    <meta:editing-cycles>4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96cm" svg:y="0.316cm" chart:style-name="ch2">
          <text:p>Find Nearest 4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58.97">
                <text:p>58.97</text:p>
                <draw:g>
                  <svg:desc>Graphics.D2:Graphics.D8</svg:desc>
                </draw:g>
              </table:table-cell>
              <table:table-cell office:value-type="float" office:value="62.94">
                <text:p>62.94</text:p>
                <draw:g>
                  <svg:desc>Graphics.E2:Graphics.E8</svg:desc>
                </draw:g>
              </table:table-cell>
              <table:table-cell office:value-type="float" office:value="63.08">
                <text:p>63.08</text:p>
                <draw:g>
                  <svg:desc>Graphics.F2:Graphics.F8</svg:desc>
                </draw:g>
              </table:table-cell>
              <table:table-cell office:value-type="float" office:value="62.44">
                <text:p>62.44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60.45">
                <text:p>60.45</text:p>
              </table:table-cell>
              <table:table-cell office:value-type="float" office:value="60.31">
                <text:p>60.31</text:p>
              </table:table-cell>
              <table:table-cell office:value-type="float" office:value="62.47">
                <text:p>62.47</text:p>
              </table:table-cell>
              <table:table-cell office:value-type="float" office:value="64.29">
                <text:p>64.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66.2">
                <text:p>66.2</text:p>
              </table:table-cell>
              <table:table-cell office:value-type="float" office:value="63.73">
                <text:p>63.73</text:p>
              </table:table-cell>
              <table:table-cell office:value-type="float" office:value="65.79">
                <text:p>65.79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69.1">
                <text:p>69.1</text:p>
              </table:table-cell>
              <table:table-cell office:value-type="float" office:value="68.78">
                <text:p>68.78</text:p>
              </table:table-cell>
              <table:table-cell office:value-type="float" office:value="69.87">
                <text:p>69.87</text:p>
              </table:table-cell>
              <table:table-cell office:value-type="float" office:value="67.09">
                <text:p>67.0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75.37">
                <text:p>75.37</text:p>
              </table:table-cell>
              <table:table-cell office:value-type="float" office:value="73.59">
                <text:p>73.59</text:p>
              </table:table-cell>
              <table:table-cell office:value-type="float" office:value="72.96">
                <text:p>72.96</text:p>
              </table:table-cell>
              <table:table-cell office:value-type="float" office:value="73.28">
                <text:p>73.2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81.21">
                <text:p>81.21</text:p>
              </table:table-cell>
              <table:table-cell office:value-type="float" office:value="78.18">
                <text:p>78.18</text:p>
              </table:table-cell>
              <table:table-cell office:value-type="float" office:value="77.34">
                <text:p>77.34</text:p>
              </table:table-cell>
              <table:table-cell office:value-type="float" office:value="76.96">
                <text:p>76.9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88.01">
                <text:p>88.01</text:p>
              </table:table-cell>
              <table:table-cell office:value-type="float" office:value="83.18">
                <text:p>83.18</text:p>
              </table:table-cell>
              <table:table-cell office:value-type="float" office:value="81.67">
                <text:p>81.67</text:p>
              </table:table-cell>
              <table:table-cell office:value-type="float" office:value="82.32">
                <text:p>82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32cm" svg:y="0.316cm" chart:style-name="ch2">
          <text:p>Find Nearest 4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3cm" svg:width="12.78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56130235713074">
                <text:p>1.56130235713074</text:p>
                <draw:g>
                  <svg:desc>Graphics.H26:Graphics.H32</svg:desc>
                </draw:g>
              </table:table-cell>
              <table:table-cell office:value-type="float" office:value="1.4628217349857">
                <text:p>1.4628217349857</text:p>
                <draw:g>
                  <svg:desc>Graphics.I26:Graphics.I32</svg:desc>
                </draw:g>
              </table:table-cell>
              <table:table-cell office:value-type="float" office:value="1.45957514267597">
                <text:p>1.45957514267597</text:p>
                <draw:g>
                  <svg:desc>Graphics.J26:Graphics.J32</svg:desc>
                </draw:g>
              </table:table-cell>
              <table:table-cell office:value-type="float" office:value="1.47453555413197">
                <text:p>1.47453555413197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09247311827957">
                <text:p>2.09247311827957</text:p>
              </table:table-cell>
              <table:table-cell office:value-type="float" office:value="2.09733045929365">
                <text:p>2.09733045929365</text:p>
              </table:table-cell>
              <table:table-cell office:value-type="float" office:value="2.02481190971666">
                <text:p>2.02481190971666</text:p>
              </table:table-cell>
              <table:table-cell office:value-type="float" office:value="1.96749105615181">
                <text:p>1.9674910561518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43625377643505">
                <text:p>3.43625377643505</text:p>
              </table:table-cell>
              <table:table-cell office:value-type="float" office:value="3.5694335477797">
                <text:p>3.5694335477797</text:p>
              </table:table-cell>
              <table:table-cell office:value-type="float" office:value="3.45766833865329">
                <text:p>3.45766833865329</text:p>
              </table:table-cell>
              <table:table-cell office:value-type="float" office:value="3.40131578947368">
                <text:p>3.4013157894736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5.61273516642547">
                <text:p>5.61273516642547</text:p>
              </table:table-cell>
              <table:table-cell office:value-type="float" office:value="5.63884850247165">
                <text:p>5.63884850247165</text:p>
              </table:table-cell>
              <table:table-cell office:value-type="float" office:value="5.55088020609704">
                <text:p>5.55088020609704</text:p>
              </table:table-cell>
              <table:table-cell office:value-type="float" office:value="5.78089133999106">
                <text:p>5.7808913399910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8.08000530715139">
                <text:p>8.08000530715139</text:p>
              </table:table-cell>
              <table:table-cell office:value-type="float" office:value="8.27544503329257">
                <text:p>8.27544503329257</text:p>
              </table:table-cell>
              <table:table-cell office:value-type="float" office:value="8.3469024122807">
                <text:p>8.3469024122807</text:p>
              </table:table-cell>
              <table:table-cell office:value-type="float" office:value="8.31045305676856">
                <text:p>8.310453056768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.9784509296885">
                <text:p>10.9784509296885</text:p>
              </table:table-cell>
              <table:table-cell office:value-type="float" office:value="11.4039396265029">
                <text:p>11.4039396265029</text:p>
              </table:table-cell>
              <table:table-cell office:value-type="float" office:value="11.5277993276442">
                <text:p>11.5277993276442</text:p>
              </table:table-cell>
              <table:table-cell office:value-type="float" office:value="11.5847193347193">
                <text:p>11.584719334719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4.0843086012953">
                <text:p>14.0843086012953</text:p>
              </table:table-cell>
              <table:table-cell office:value-type="float" office:value="14.902139937485">
                <text:p>14.902139937485</text:p>
              </table:table-cell>
              <table:table-cell office:value-type="float" office:value="15.1776662177054">
                <text:p>15.1776662177054</text:p>
              </table:table-cell>
              <table:table-cell office:value-type="float" office:value="15.0578231292517">
                <text:p>15.05782312925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4cm" svg:y="0.316cm" chart:style-name="ch2">
          <text:p>Find Nearest 4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780651178565372">
                <text:p>0.780651178565372</text:p>
                <draw:g>
                  <svg:desc>Graphics.H50:Graphics.H56</svg:desc>
                </draw:g>
              </table:table-cell>
              <table:table-cell office:value-type="float" office:value="0.365705433746425">
                <text:p>0.365705433746425</text:p>
                <draw:g>
                  <svg:desc>Graphics.I50:Graphics.I56</svg:desc>
                </draw:g>
              </table:table-cell>
              <table:table-cell office:value-type="float" office:value="0.243262523779328">
                <text:p>0.243262523779328</text:p>
                <draw:g>
                  <svg:desc>Graphics.J50:Graphics.J56</svg:desc>
                </draw:g>
              </table:table-cell>
              <table:table-cell office:value-type="float" office:value="0.184316944266496">
                <text:p>0.184316944266496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04623655913978">
                <text:p>1.04623655913978</text:p>
              </table:table-cell>
              <table:table-cell office:value-type="float" office:value="0.524332614823412">
                <text:p>0.524332614823412</text:p>
              </table:table-cell>
              <table:table-cell office:value-type="float" office:value="0.337468651619444">
                <text:p>0.337468651619444</text:p>
              </table:table-cell>
              <table:table-cell office:value-type="float" office:value="0.245936382018976">
                <text:p>0.2459363820189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71812688821752">
                <text:p>1.71812688821752</text:p>
              </table:table-cell>
              <table:table-cell office:value-type="float" office:value="0.892358386944924">
                <text:p>0.892358386944924</text:p>
              </table:table-cell>
              <table:table-cell office:value-type="float" office:value="0.576278056442215">
                <text:p>0.576278056442215</text:p>
              </table:table-cell>
              <table:table-cell office:value-type="float" office:value="0.425164473684211">
                <text:p>0.42516447368421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80636758321274">
                <text:p>2.80636758321274</text:p>
              </table:table-cell>
              <table:table-cell office:value-type="float" office:value="1.40971212561791">
                <text:p>1.40971212561791</text:p>
              </table:table-cell>
              <table:table-cell office:value-type="float" office:value="0.925146701016173">
                <text:p>0.925146701016173</text:p>
              </table:table-cell>
              <table:table-cell office:value-type="float" office:value="0.722611417498882">
                <text:p>0.72261141749888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04000265357569">
                <text:p>4.04000265357569</text:p>
              </table:table-cell>
              <table:table-cell office:value-type="float" office:value="2.06886125832314">
                <text:p>2.06886125832314</text:p>
              </table:table-cell>
              <table:table-cell office:value-type="float" office:value="1.39115040204678">
                <text:p>1.39115040204678</text:p>
              </table:table-cell>
              <table:table-cell office:value-type="float" office:value="1.03880663209607">
                <text:p>1.0388066320960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.48922546484423">
                <text:p>5.48922546484423</text:p>
              </table:table-cell>
              <table:table-cell office:value-type="float" office:value="2.85098490662574">
                <text:p>2.85098490662574</text:p>
              </table:table-cell>
              <table:table-cell office:value-type="float" office:value="1.92129988794069">
                <text:p>1.92129988794069</text:p>
              </table:table-cell>
              <table:table-cell office:value-type="float" office:value="1.44808991683992">
                <text:p>1.4480899168399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7.04215430064765">
                <text:p>7.04215430064765</text:p>
              </table:table-cell>
              <table:table-cell office:value-type="float" office:value="3.72553498437124">
                <text:p>3.72553498437124</text:p>
              </table:table-cell>
              <table:table-cell office:value-type="float" office:value="2.52961103628423">
                <text:p>2.52961103628423</text:p>
              </table:table-cell>
              <table:table-cell office:value-type="float" office:value="1.88222789115646">
                <text:p>1.88222789115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